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olução com Pseudocódigo</text:span></text:p>
      <text:p text:style-name="P1"><text:span text:style-name="T1">1- Início;</text:span></text:p>
      <text:p text:style-name="P1"><text:span text:style-name="T1">2- Leia N;</text:span></text:p>
      <text:p text:style-name="P1"><text:span text:style-name="T1">3- N1=N-1;</text:span></text:p>
      <text:p text:style-name="P1"><text:span text:style-name="T1">4- N2=10-N;</text:span></text:p>
      <text:p text:style-name="P1"><text:span text:style-name="T1">5- R=(N1X10)+N2;</text:span></text:p>
      <text:p text:style-name="P1"><text:span text:style-name="T1">6- Imprima R;</text:span></text:p>
      <text:p text:style-name="P1"><text:span text:style-name="T1">7- Fim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